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OpenSymbol" svg:font-family="OpenSymbol"/>
    <style:font-face style:name="Tahoma1" svg:font-family="Tahoma"/>
    <style:font-face style:name="Verdana" svg:font-family="Verdan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gette" svg:font-family="Courgette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fo:margin-right="-0.011cm" table:align="margins" style:writing-mode="lr-tb"/>
    </style:style>
    <style:style style:name="Table1.A" style:family="table-column">
      <style:table-column-properties style:column-width="3.016cm" style:rel-column-width="1710*"/>
    </style:style>
    <style:style style:name="Table1.B" style:family="table-column">
      <style:table-column-properties style:column-width="13.996cm" style:rel-column-width="7935*"/>
    </style:style>
    <style:style style:name="Table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dddddd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padding="0cm" fo:border-left="none" fo:border-right="none" fo:border-top="0.002cm solid #000000" fo:border-bottom="none" style:shadow="non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itle">
      <style:text-properties fo:language="en" fo:country="US"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Heading_20_1" style:list-style-name="">
      <style:paragraph-properties fo:orphans="2" fo:widows="2"/>
      <style:text-properties fo:language="en" fo:country="US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Title" style:master-page-name="Standard">
      <style:paragraph-properties style:page-number="auto"/>
      <style:text-properties fo:language="en" fo:country="US"/>
    </style:style>
    <style:style style:name="P10" style:family="paragraph" style:parent-style-name="Text_20_body">
      <style:paragraph-properties fo:text-align="justify" style:justify-single-word="false"/>
      <style:text-properties fo:language="fr" fo:country="CH" style:text-underline-style="none" fo:font-weight="normal" style:font-weight-asian="normal" style:font-weight-complex="normal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language="fr" fo:country="CH" style:text-underline-style="none" fo:font-weight="normal" style:font-weight-asian="normal" style:font-weight-complex="normal"/>
    </style:style>
    <style:style style:name="T5" style:family="text">
      <style:text-properties style:font-name="Courgette"/>
    </style:style>
    <style:style style:name="T6" style:family="text">
      <style:text-properties style:font-name="Courier New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ANSee<text:line-break/><text:span text:style-name="T3">2019.01.12</text:span></text:p>
      <text:p text:style-name="P3">Technical Documentation</text:p>
      <text:h text:style-name="P5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2252_549795297" text:style-name="Internet_20_link" text:visited-style-name="Internet_20_link">A) Hardware<text:tab/>1</text:a></text:p>
          <text:p text:style-name="P8"><text:a xlink:type="simple" xlink:href="#__RefHeading__2372_549795297" text:style-name="Internet_20_link" text:visited-style-name="Internet_20_link">1) List of components<text:tab/>1</text:a></text:p>
          <text:p text:style-name="P8"><text:a xlink:type="simple" xlink:href="#__RefHeading__2374_549795297" text:style-name="Internet_20_link" text:visited-style-name="Internet_20_link">2) Connecting things together<text:tab/>1</text:a></text:p>
          <text:p text:style-name="P8"><text:a xlink:type="simple" xlink:href="#__RefHeading__2319_567455237" text:style-name="Internet_20_link" text:visited-style-name="Internet_20_link">3) Pin usage<text:tab/>1</text:a></text:p>
          <text:p text:style-name="P7"><text:a xlink:type="simple" xlink:href="#__RefHeading__2321_567455237" text:style-name="Internet_20_link" text:visited-style-name="Internet_20_link">B) Software<text:tab/>1</text:a></text:p>
          <text:p text:style-name="P8"><text:a xlink:type="simple" xlink:href="#__RefHeading__2323_567455237" text:style-name="Internet_20_link" text:visited-style-name="Internet_20_link">1) The repository<text:tab/>1</text:a></text:p>
          <text:p text:style-name="P8"><text:a xlink:type="simple" xlink:href="#__RefHeading__2325_567455237" text:style-name="Internet_20_link" text:visited-style-name="Internet_20_link">2) Configuration settings<text:tab/>1</text:a></text:p>
          <text:p text:style-name="P8"><text:a xlink:type="simple" xlink:href="#__RefHeading__2327_567455237" text:style-name="Internet_20_link" text:visited-style-name="Internet_20_link">3) Serial configuration commands<text:tab/>1</text:a></text:p>
        </text:index-body>
      </text:table-of-content>
      <text:h text:style-name="Heading_20_1" text:outline-level="1" text:is-list-header="true"/>
      <text:h text:style-name="P6" text:outline-level="1"><text:bookmark-start text:name="__RefHeading__2252_549795297"/>Hardware<text:bookmark-end text:name="__RefHeading__2252_549795297"/></text:h>
      <text:p text:style-name="P10">%</text:p>
      <text:h text:style-name="Heading_20_2" text:outline-level="2"><text:bookmark-start text:name="__RefHeading__2372_549795297"/>List of components<text:bookmark-end text:name="__RefHeading__2372_549795297"/></text:h>
      <text:p text:style-name="P2"><text:span text:style-name="T1">%</text:span></text:p>
      <text:h text:style-name="Heading_20_2" text:outline-level="2"><text:bookmark-start text:name="__RefHeading__2374_549795297"/>Connecting things together<text:bookmark-end text:name="__RefHeading__2374_549795297"/></text:h>
      <text:p text:style-name="Text_20_body">%</text:p>
      <text:h text:style-name="Heading_20_2" text:outline-level="2"><text:bookmark-start text:name="__RefHeading__2319_567455237"/>Pin usage<text:bookmark-end text:name="__RefHeading__2319_567455237"/></text:h>
      <text:p text:style-name="Text_20_body"><text:span text:style-name="T4">%</text:span></text:p>
      <text:h text:style-name="Heading_20_1" text:outline-level="1"><text:bookmark-start text:name="__RefHeading__2321_567455237"/><text:span text:style-name="T2">Software</text:span><text:bookmark-end text:name="__RefHeading__2321_567455237"/></text:h>
      <text:p text:style-name="P11">%</text:p>
      <text:h text:style-name="Heading_20_2" text:outline-level="2"><text:bookmark-start text:name="__RefHeading__2323_567455237"/>The repository<text:bookmark-end text:name="__RefHeading__2323_567455237"/></text:h>
      <text:p text:style-name="Text_20_body">%</text:p>
      <text:h text:style-name="Heading_20_2" text:outline-level="2"><text:bookmark-start text:name="__RefHeading__2325_567455237"/>Configuration settings<text:bookmark-end text:name="__RefHeading__2325_567455237"/></text:h>
      <text:p text:style-name="Text_20_body">%</text:p>
      <text:h text:style-name="Heading_20_2" text:outline-level="2"><text:bookmark-start text:name="__RefHeading__2327_567455237"/>Serial configuration commands<text:bookmark-end text:name="__RefHeading__2327_567455237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Command</text:p>
          </table:table-cell>
          <table:table-cell table:style-name="Table1.B1" office:value-type="string">
            <text:p text:style-name="P4">Explanation</text:p>
          </table:table-cell>
        </table:table-row>
        <table:table-row>
          <table:table-cell table:style-name="Table1.A2" office:value-type="string">
            <text:p text:style-name="Code">a</text:p>
          </table:table-cell>
          <table:table-cell table:style-name="Table1.B2" office:value-type="string">
            <text:p text:style-name="Table_20_Contents">Show all buffered free CAN_frames</text:p>
          </table:table-cell>
        </table:table-row>
        <table:table-row>
          <table:table-cell table:style-name="Table1.A2" office:value-type="string">
            <text:p text:style-name="Code">z</text:p>
          </table:table-cell>
          <table:table-cell table:style-name="Table1.B2" office:value-type="string">
            <text:p text:style-name="Table_20_Contents">Reboot (needed for all configuration changes except debug mode)</text:p>
          </table:table-cell>
        </table:table-row>
        <table:table-row>
          <table:table-cell table:style-name="Table1.A2" office:value-type="string">
            <text:p text:style-name="Code">r</text:p>
          </table:table-cell>
          <table:table-cell table:style-name="Table1.B2" office:value-type="string">
            <text:p text:style-name="Table_20_Contents">Reset configuration to default and reboot.</text:p>
          </table:table-cell>
        </table:table-row>
        <table:table-row>
          <table:table-cell table:style-name="Table1.A2" office:value-type="string">
            <text:p text:style-name="Code">gxxx</text:p>
          </table:table-cell>
          <table:table-cell table:style-name="Table1.B2" office:value-type="string">
            <text:p text:style-name="Table_20_Contents">Get free frame with id <text:span text:style-name="Code">xxx</text:span></text:p>
          </table:table-cell>
        </table:table-row>
        <table:table-row>
          <table:table-cell table:style-name="Table1.A2" office:value-type="string">
            <text:p text:style-name="Code">ixxx,yyyy</text:p>
          </table:table-cell>
          <table:table-cell table:style-name="Table1.B2" office:value-type="string">
            <text:p text:style-name="Table_20_Contents">et ISO-TP frame with id <text:span text:style-name="Code">xxx</text:span>, PID <text:span text:style-name="Code">yyyy</text:span></text:p>
          </table:table-cell>
        </table:table-row>
        <table:table-row>
          <table:table-cell table:style-name="Table1.A2" office:value-type="string">
            <text:p text:style-name="Code">nxxx,config</text:p>
          </table:table-cell>
          <table:table-cell table:style-name="Table1.B2" office:value-type="string">
            <text:p text:style-name="Table_20_Contents">set EEPROM configuration</text:p>
          </table:table-cell>
        </table:table-row>
      </table:table>
      <text:p text:style-name="Text_20_body"><text:line-break/>xxx config<text:line-break/>=== =======================================================================<text:line-break/>100 Set the flags configuration as hex as ssbbwwlldd (01010200ff)<text:line-break/> <text:s text:c="5"/>ss: Serial over USB<text:line-break/> <text:s text:c="7"/>00 for off, any other for on<text:line-break/> <text:s text:c="5"/>bb: Bluetooth<text:line-break/> <text:s text:c="7"/>00 for off, any other for on<text:line-break/> <text:s text:c="5"/>ww: WiFi<text:line-break/> <text:s text:c="7"/>00 for off, 01 for Station mode, 02 for Soft Access Point mode<text:line-break/> <text:s text:c="7"/>For station mode a DHCP server is assumed<text:line-break/> <text:s text:c="5"/>ll: Use leds<text:line-break/> <text:s text:c="7"/>00 for off, ff for on<text:line-break/> <text:s text:c="5"/>dd: Debug<text:line-break/><text:soft-page-break/> <text:s text:c="7"/>00 for off, ff for on. A bit pattern can be used and added<text:line-break/> <text:s text:c="9"/>01: show CANbus receive free CAN_frame_std<text:line-break/> <text:s text:c="9"/>02: show CANbus receive ISO-TP CAN_frame_std<text:line-break/> <text:s text:c="9"/>04: show Commands issued<text:line-break/> <text:s text:c="9"/>08: show free frame Commands<text:line-break/> <text:s text:c="9"/>10: show ISO-TP Commands<text:line-break/>200 Set the Bluetooth name (CANSee)<text:line-break/>201 Set the Bluetooth pin (1234, not implemented by the API!!)<text:line-break/>300 Set the WiFi ssid for Soft Access Point mode (CANSee)<text:line-break/>301 Set the WiFi password for Soft Access Point mode (CANSeeMe)<text:line-break/>400 Set the WiFi ssid for Station mode (Home)<text:line-break/>401 Set the WiFi password for Station mode (Password)<text:line-break/>500 Set CANbus parameter for can0 in hex as sprxtx<text:line-break/> <text:s text:c="5"/>sp: speed in 25 kbps increments. (0x14 for can0, 0x0a for can1)<text:line-break/> <text:s text:c="5"/>rx: Rx pin of transceiver (4 for can0, 0x12 for can1)<text:line-break/> <text:s text:c="5"/>tx: Tx pin of transceiver (5 for can0, 0x13 for can1)<text:line-break/> <text:s text:c="5"/>Note that this is a very advanced setting and selecting pins that are<text:line-break/> <text:s text:c="5"/>internally used on your board (notably 6-11) will crash the board. Also<text:line-break/> <text:s text:c="5"/>pins 34 and up are input only.<text:line-break/>501 Set CANbus parameter for can1 in hex as sprxtx (see above).<text:line-break/> <text:s text:c="5"/>Usage of the semi-secondary CANbus by switching the single controller to<text:line-break/> <text:s text:c="5"/>another pin pair is not supported and basically fails spectacularly.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Cambria" svg:font-family="Cambria"/>
    <style:font-face style:name="OpenSymbol" svg:font-family="OpenSymbol"/>
    <style:font-face style:name="Tahoma1" svg:font-family="Tahoma"/>
    <style:font-face style:name="Verdana" svg:font-family="Verdan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gette" svg:font-family="Courgette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de" fo:country="CH" style:letter-kerning="true" style:font-name-asian="Arial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language="en" fo:country="GB"/>
    </style:style>
    <style:style style:name="List" style:family="paragraph" style:parent-style-name="Text_20_body" style:class="list">
      <style:text-properties style:font-name="Verdana" style:font-size-asian="12pt" style:font-name-complex="Tahoma1"/>
    </style:style>
    <style:style style:name="Caption" style:family="paragraph" style:parent-style-name="Standard" style:class="extra">
      <style:paragraph-properties fo:margin-left="-0.199cm" fo:margin-right="0cm" fo:margin-top="0.212cm" fo:margin-bottom="0.212cm" fo:text-indent="0cm" style:auto-text-indent="false" text:number-lines="false" text:line-number="0"/>
      <style:text-properties style:font-name="Verdana" fo:font-size="8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with-next="always"/>
      <style:text-properties fo:color="#365f91" style:font-name="Cambria" fo:font-size="14pt" fo:language="en" fo:country="GB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.259cm" fo:margin-right="0cm" fo:margin-top="0.353cm" fo:margin-bottom="0cm" fo:text-indent="-0.259cm" style:auto-text-indent="false" fo:keep-with-next="always">
        <style:tab-stops/>
      </style:paragraph-properties>
      <style:text-properties fo:color="#4f81bd" style:font-name="Cambria" fo:font-size="13pt" fo:language="en" fo:country="GB" fo:font-weight="normal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with-next="always"/>
      <style:text-properties fo:color="#4f81bd" style:font-name="Cambria" fo:font-weight="bold" style:font-weight-asian="bold" style:font-weight-complex="bold"/>
    </style:style>
    <style:style style:name="No_20_Spacing" style:display-name="No Spacing" style:family="paragraph">
      <style:paragraph-properties fo:margin-top="0cm" fo:margin-bottom="0cm" fo:line-height="100%" fo:text-align="justify" style:justify-single-word="false" fo:orphans="2" fo:widows="2" style:writing-mode="lr-tb"/>
      <style:text-properties style:use-window-font-color="true" fo:language="en" fo:country="GB"/>
    </style:style>
    <style:style style:name="Title" style:family="paragraph" style:parent-style-name="Standard" style:next-style-name="Subtitle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Explications" style:family="paragraph" style:parent-style-name="No_20_Spacing">
      <style:paragraph-properties fo:margin-left="3.752cm" fo:margin-right="0cm" fo:text-indent="0cm" style:auto-text-indent="false"/>
      <style:text-properties fo:font-style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5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99cm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fo:font-size="10pt"/>
    </style:style>
    <style:style style:name="FAS" style:family="paragraph" style:parent-style-name="No_20_Spacing">
      <style:text-properties style:font-name="Courier" fo:language="en" fo:country="US" fo:font-weight="normal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fo:margin-top="0cm" fo:margin-bottom="0cm" text:number-lines="false" text:line-number="0"/>
    </style:style>
    <style:style style:name="Code" style:family="paragraph" style:parent-style-name="Table_20_Contents">
      <style:text-properties style:font-name="Courier New"/>
    </style:style>
    <style:style style:name="Default_20_Paragraph_20_Font" style:display-name="Default Paragraph Font" style:family="text"/>
    <style:style style:name="Überschrift_20_2_20_Zchn" style:display-name="Überschrift 2 Zchn" style:family="tex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el_20_Zchn" style:display-name="Titel Zchn" style:family="text">
      <style:text-properties fo:color="#17365d" style:font-name="Cambria" fo:font-size="26pt" fo:letter-spacing="0.009cm" style:letter-kerning="true" style:font-size-asian="26pt" style:font-size-complex="26pt"/>
    </style:style>
    <style:style style:name="Überschrift_20_3_20_Zchn" style:display-name="Überschrift 3 Zchn" style:family="text">
      <style:text-properties fo:color="#4f81bd" style:font-name="Cambria" fo:font-weight="bold" style:font-weight-asian="bold" style:font-weight-complex="bold"/>
    </style:style>
    <style:style style:name="Überschrift_20_1_20_Zchn" style:display-name="Überschrift 1 Zchn" style:family="tex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Code" style:family="text">
      <style:text-properties style:use-window-font-color="true" style:font-name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)" style:num-format="A">
        <style:list-level-properties text:list-level-position-and-space-mode="label-alignment">
          <style:list-level-label-alignment text:label-followed-by="listtab" text:list-tab-stop-position="0.61cm" fo:text-indent="-0.762cm" fo:margin-left="0.762cm"/>
        </style:list-level-properties>
      </text:outline-level-style>
      <text:outline-level-style text:level="2" style:num-suffix=") " style:num-format="1">
        <style:list-level-properties text:list-level-position-and-space-mode="label-alignment">
          <style:list-level-label-alignment text:label-followed-by="listtab" text:list-tab-stop-position="0.57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02cm solid #000000" fo:border-bottom="none" style:shadow="none">
        <style:tab-stops>
          <style:tab-stop style:position="7.999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252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Version <text:date style:data-style-name="N37" text:date-value="2019-01-12T12:20:39.61">12.01.19</text:date>@<text:time style:data-style-name="N41" text:time-value="2019-01-12T12:20:39.61">12:19:59</text:time><text:tab/><text:tab/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 Andre</meta:initial-creator>
    <meta:editing-cycles>174</meta:editing-cycles>
    <meta:creation-date>2009-05-31T20:01:00</meta:creation-date>
    <dc:date>2019-01-12T12:20:39.49</dc:date>
    <meta:editing-duration>P16DT3H24M37S</meta:editing-duration>
    <meta:generator>OpenOffice/4.1.5$Win32 OpenOffice.org_project/415m1$Build-9789</meta:generator>
    <meta:print-date>2011-07-29T15:14:01</meta:print-date>
    <dc:creator>Robert Fisch</dc:creator>
    <meta:printed-by>Robert Fisch</meta:printed-by>
    <meta:document-statistic meta:table-count="1" meta:image-count="0" meta:object-count="0" meta:page-count="3" meta:paragraph-count="42" meta:word-count="396" meta:character-count="2436"/>
    <meta:user-defined meta:name="Info 1"/>
    <meta:user-defined meta:name="Info 2"/>
    <meta:user-defined meta:name="Info 3"/>
    <meta:user-defined meta:name="Info 4"/>
    <meta:template xlink:type="simple" xlink:actuate="onRequest" xlink:title="Normal.dotm" xlink:href=""/>
  </office:meta>
</office:document-meta>
</file>